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7FFF00000256BF662A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2.766cm" svg:height="16.434cm" svg:x="0cm" svg:y="0.492cm">
          <draw:image xlink:href="Pictures/1000000000007FFF00000256BF662AB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766cm" fo:page-height="17.0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30T17:51:00.544741942</dc:date>
    <meta:generator>LibreOffice/4.2.8.2$Linux_X86_64 LibreOffice_project/420m0$Build-2</meta:generator>
    <meta:editing-duration>P0D</meta:editing-duration>
    <meta:editing-cycles>1</meta:editing-cycles>
    <meta:document-statistic meta:object-count="1"/>
  </office:meta>
</office:document-meta>
</file>